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style:style>
    <style:style style:name="P5" style:family="paragraph" style:parent-style-name="Standard">
      <style:paragraph-properties fo:margin-left="1in" fo:line-height="100%" fo:text-indent="-0.5in" style:auto-text-indent="false"/>
      <style:text-properties officeooo:paragraph-rsid="001fd92a"/>
    </style:style>
    <style:style style:name="P6" style:family="paragraph" style:parent-style-name="Standard">
      <style:paragraph-properties fo:margin-left="0.5in" fo:line-height="100%" fo:text-indent="-0.5in" style:auto-text-indent="false"/>
      <style:text-properties officeooo:paragraph-rsid="00252f7e"/>
    </style:style>
    <style:style style:name="P7" style:family="paragraph" style:parent-style-name="Standard">
      <style:paragraph-properties fo:line-height="100%" fo:text-align="center" style:justify-single-word="false"/>
      <style:text-properties officeooo:rsid="000fa4f5" officeooo:paragraph-rsid="000fa4f5"/>
    </style:style>
    <style:style style:name="P8"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9" style:family="paragraph" style:parent-style-name="Standard">
      <style:paragraph-properties fo:margin-left="0.5in" fo:line-height="100%" fo:text-indent="-0.5in" style:auto-text-indent="false"/>
      <style:text-properties fo:font-style="normal" fo:font-weight="bold" officeooo:rsid="0012f263" officeooo:paragraph-rsid="00252f7e" style:font-style-asian="normal" style:font-weight-asian="bold" style:font-style-complex="normal" style:font-weight-complex="bold"/>
    </style:style>
    <style:style style:name="P10" style:family="paragraph" style:parent-style-name="Standard">
      <style:paragraph-properties fo:line-height="100%"/>
      <style:text-properties fo:font-style="normal" officeooo:rsid="001cb40a" officeooo:paragraph-rsid="001cb40a" style:font-style-asian="normal" style:font-style-complex="normal"/>
    </style:style>
    <style:style style:name="P11"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2" style:family="paragraph" style:parent-style-name="Standard">
      <style:paragraph-properties fo:line-height="100%"/>
      <style:text-properties fo:font-weight="normal" officeooo:rsid="000def0e" officeooo:paragraph-rsid="0018f9d7" style:font-weight-asian="normal" style:font-weight-complex="normal"/>
    </style:style>
    <style:style style:name="P13"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14" style:family="paragraph" style:parent-style-name="Standard">
      <style:paragraph-properties fo:margin-left="0.5in" fo:line-height="100%" fo:text-indent="-0.5in" style:auto-text-indent="false"/>
      <style:text-properties fo:font-style="italic" officeooo:rsid="002074b1" officeooo:paragraph-rsid="00252f7e" style:font-style-asian="italic" style:font-style-complex="italic" style:font-weight-complex="bold"/>
    </style:style>
    <style:style style:name="P15" style:family="paragraph" style:parent-style-name="Standard">
      <style:paragraph-properties fo:margin-left="0.5in" fo:line-height="100%" fo:text-indent="-0.5in" style:auto-text-indent="false"/>
      <style:text-properties fo:font-style="italic" officeooo:rsid="002074b1" officeooo:paragraph-rsid="00252f7e" style:font-style-asian="italic" style:font-style-complex="italic"/>
    </style:style>
    <style:style style:name="P16" style:family="paragraph" style:parent-style-name="List_20_Paragraph" style:list-style-name="WWNum12">
      <style:paragraph-properties fo:line-height="100%"/>
    </style:style>
    <style:style style:name="P17" style:family="paragraph" style:parent-style-name="List_20_Paragraph" style:list-style-name="WWNum4">
      <style:paragraph-properties fo:line-height="100%"/>
    </style:style>
    <style:style style:name="P18" style:family="paragraph" style:parent-style-name="List_20_Paragraph" style:list-style-name="WWNum4">
      <style:paragraph-properties fo:line-height="100%"/>
      <style:text-properties officeooo:paragraph-rsid="0018f9d7"/>
    </style:style>
    <style:style style:name="P19" style:family="paragraph" style:parent-style-name="List_20_Paragraph" style:list-style-name="WWNum16">
      <style:paragraph-properties fo:line-height="100%"/>
      <style:text-properties officeooo:paragraph-rsid="0018f9d7"/>
    </style:style>
    <style:style style:name="P20" style:family="paragraph" style:parent-style-name="List_20_Paragraph" style:list-style-name="WWNum6">
      <style:paragraph-properties fo:line-height="100%"/>
      <style:text-properties officeooo:paragraph-rsid="0018f9d7"/>
    </style:style>
    <style:style style:name="P21" style:family="paragraph" style:parent-style-name="List_20_Paragraph" style:list-style-name="WWNum10">
      <style:paragraph-properties fo:line-height="100%"/>
      <style:text-properties officeooo:paragraph-rsid="0018f9d7"/>
    </style:style>
    <style:style style:name="P22" style:family="paragraph" style:parent-style-name="List_20_Paragraph" style:list-style-name="WWNum11">
      <style:paragraph-properties fo:line-height="100%"/>
    </style:style>
    <style:style style:name="P23" style:family="paragraph" style:parent-style-name="List_20_Paragraph" style:list-style-name="WWNum7">
      <style:paragraph-properties fo:line-height="100%"/>
    </style:style>
    <style:style style:name="P24" style:family="paragraph" style:parent-style-name="List_20_Paragraph" style:list-style-name="WWNum9">
      <style:paragraph-properties fo:line-height="100%"/>
    </style:style>
    <style:style style:name="P25" style:family="paragraph" style:parent-style-name="List_20_Paragraph" style:list-style-name="WWNum15">
      <style:paragraph-properties fo:line-height="100%"/>
    </style:style>
    <style:style style:name="P26" style:family="paragraph" style:parent-style-name="List_20_Paragraph" style:list-style-name="WWNum17">
      <style:paragraph-properties fo:line-height="100%"/>
    </style:style>
    <style:style style:name="P27" style:family="paragraph" style:parent-style-name="List_20_Paragraph" style:list-style-name="WWNum14">
      <style:paragraph-properties fo:line-height="100%"/>
    </style:style>
    <style:style style:name="P28" style:family="paragraph" style:parent-style-name="List_20_Paragraph" style:list-style-name="WWNum14">
      <style:paragraph-properties fo:line-height="100%"/>
      <style:text-properties officeooo:rsid="0011706c" officeooo:paragraph-rsid="0011706c"/>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style:style>
    <style:style style:name="P31" style:family="paragraph" style:parent-style-name="Standard">
      <style:paragraph-properties fo:margin-left="0.5in" fo:line-height="100%" fo:text-indent="-0.5in" style:auto-text-indent="false"/>
      <style:text-properties officeooo:paragraph-rsid="00252f7e"/>
    </style:style>
    <style:style style:name="P32" style:family="paragraph" style:parent-style-name="Standard">
      <style:paragraph-properties fo:margin-left="0.5in" fo:line-height="100%" fo:text-indent="-0.5in" style:auto-text-indent="false"/>
    </style:style>
    <style:style style:name="P33" style:family="paragraph" style:parent-style-name="Standard">
      <style:paragraph-properties fo:margin-left="1in" fo:line-height="100%" fo:text-indent="-0.5in" style:auto-text-indent="false"/>
    </style:style>
    <style:style style:name="P34" style:family="paragraph" style:parent-style-name="Standard">
      <style:paragraph-properties fo:margin-left="0.5in" fo:line-height="100%" fo:text-indent="-0.5in" style:auto-text-indent="false"/>
      <style:text-properties officeooo:paragraph-rsid="0018f9d7"/>
    </style:style>
    <style:style style:name="P35" style:family="paragraph" style:parent-style-name="Standard">
      <style:paragraph-properties fo:line-height="100%"/>
      <style:text-properties officeooo:paragraph-rsid="0018f9d7"/>
    </style:style>
    <style:style style:name="P36" style:family="paragraph" style:parent-style-name="Standard">
      <style:paragraph-properties fo:line-height="100%"/>
      <style:text-properties officeooo:paragraph-rsid="00204386"/>
    </style:style>
    <style:style style:name="P37" style:family="paragraph" style:parent-style-name="Standard">
      <style:paragraph-properties fo:line-height="100%"/>
      <style:text-properties officeooo:paragraph-rsid="001d20b0"/>
    </style:style>
    <style:style style:name="P38" style:family="paragraph" style:parent-style-name="Standard">
      <style:paragraph-properties fo:margin-left="0.5in" fo:line-height="100%"/>
    </style:style>
    <style:style style:name="P39" style:family="paragraph" style:parent-style-name="Standard">
      <style:paragraph-properties fo:margin-left="0.5in" fo:line-height="100%" fo:text-indent="-0.5in" style:auto-text-indent="false"/>
      <style:text-properties officeooo:paragraph-rsid="0025b938"/>
    </style:style>
    <style:style style:name="P40" style:family="paragraph" style:parent-style-name="Standard">
      <style:paragraph-properties fo:line-height="100%" fo:text-align="center" style:justify-single-word="false"/>
      <style:text-properties officeooo:rsid="00235a73" officeooo:paragraph-rsid="00235a73"/>
    </style:style>
    <style:style style:name="P41" style:family="paragraph" style:parent-style-name="Standard">
      <style:paragraph-properties fo:line-height="100%" fo:text-align="center" style:justify-single-word="false"/>
      <style:text-properties fo:language="fr" fo:country="FR"/>
    </style:style>
    <style:style style:name="P42" style:family="paragraph" style:parent-style-name="Standard">
      <style:paragraph-properties fo:line-height="100%"/>
      <style:text-properties fo:language="fr" fo:country="FR" fo:font-weight="bold" style:font-weight-asian="bold" style:font-weight-complex="bold"/>
    </style:style>
    <style:style style:name="P43" style:family="paragraph" style:parent-style-name="Standard">
      <style:paragraph-properties fo:line-height="100%"/>
      <style:text-properties officeooo:rsid="001cb40a" officeooo:paragraph-rsid="001cb40a"/>
    </style:style>
    <style:style style:name="P44" style:family="paragraph" style:parent-style-name="Standard">
      <style:paragraph-properties fo:line-height="100%"/>
      <style:text-properties fo:font-weight="bold" style:font-weight-asian="bold" style:font-weight-complex="bold"/>
    </style:style>
    <style:style style:name="P45"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46" style:family="paragraph" style:parent-style-name="Standard">
      <style:paragraph-properties fo:margin-left="0.5in" fo:line-height="100%" fo:text-indent="-0.5in" style:auto-text-indent="false"/>
      <style:text-properties fo:font-weight="bold" style:font-weight-asian="bold" style:font-weight-complex="bold"/>
    </style:style>
    <style:style style:name="P47" style:family="paragraph" style:parent-style-name="Standard">
      <style:paragraph-properties fo:margin-left="0.5in" fo:line-height="100%" fo:text-indent="-0.5in" style:auto-text-indent="false"/>
      <style:text-properties fo:font-weight="bold" style:font-weight-asian="bold"/>
    </style:style>
    <style:style style:name="P48" style:family="paragraph" style:parent-style-name="Standard">
      <style:paragraph-properties fo:margin-left="0.5in" fo:line-height="100%" fo:text-indent="-0.5in" style:auto-text-indent="false"/>
      <style:text-properties officeooo:paragraph-rsid="00252f7e" style:font-weight-complex="bold"/>
    </style:style>
    <style:style style:name="P49" style:family="paragraph" style:parent-style-name="Standard">
      <style:paragraph-properties fo:margin-left="1in" fo:line-height="100%" fo:text-indent="-0.5in" style:auto-text-indent="false"/>
      <style:text-properties style:font-weight-complex="bold"/>
    </style:style>
    <style:style style:name="P50" style:family="paragraph" style:parent-style-name="Standard">
      <style:paragraph-properties fo:line-height="100%"/>
      <style:text-properties style:font-weight-complex="bold"/>
    </style:style>
    <style:style style:name="P51"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52"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53"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54" style:family="paragraph" style:parent-style-name="Standard">
      <style:paragraph-properties fo:margin-left="0.25in" fo:line-height="100%"/>
      <style:text-properties fo:font-style="italic" officeooo:paragraph-rsid="0018f9d7" style:font-style-asian="italic" style:font-weight-complex="bold"/>
    </style:style>
    <style:style style:name="P55" style:family="paragraph" style:parent-style-name="Standard">
      <style:paragraph-properties fo:line-height="100%"/>
      <style:text-properties fo:font-style="italic" officeooo:paragraph-rsid="0018f9d7" style:font-style-asian="italic" style:font-weight-complex="bold"/>
    </style:style>
    <style:style style:name="P56" style:family="paragraph" style:parent-style-name="Standard">
      <style:paragraph-properties fo:margin-left="0.5in" fo:line-height="100%" fo:text-indent="-0.5in" style:auto-text-indent="false"/>
      <style:text-properties officeooo:rsid="00221186" officeooo:paragraph-rsid="001fd92a"/>
    </style:style>
    <style:style style:name="P57" style:family="paragraph" style:parent-style-name="Standard">
      <style:paragraph-properties fo:margin-left="0.5in" fo:line-height="100%" fo:text-indent="-0.5in" style:auto-text-indent="false"/>
      <style:text-properties officeooo:rsid="000def0e" officeooo:paragraph-rsid="0018f9d7"/>
    </style:style>
    <style:style style:name="P58"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59" style:family="paragraph" style:parent-style-name="Standard">
      <style:paragraph-properties fo:margin-left="1in" fo:line-height="100%" fo:text-indent="-0.5in" style:auto-text-indent="false"/>
      <style:text-properties officeooo:rsid="000f3d0b" officeooo:paragraph-rsid="000f3d0b"/>
    </style:style>
    <style:style style:name="P60" style:family="paragraph" style:parent-style-name="Standard">
      <style:paragraph-properties fo:margin-left="0.5in" fo:line-height="100%" fo:text-indent="-0.5in" style:auto-text-indent="false"/>
      <style:text-properties fo:font-style="normal" fo:font-weight="bold" officeooo:rsid="0012f263" officeooo:paragraph-rsid="0025b938" style:font-style-asian="normal" style:font-weight-asian="bold" style:font-style-complex="normal" style:font-weight-complex="bold"/>
    </style:style>
    <style:style style:name="P61" style:family="paragraph" style:parent-style-name="Standard">
      <style:paragraph-properties fo:margin-left="0.5in" fo:line-height="100%" fo:text-indent="-0.5in" style:auto-text-indent="false"/>
      <style:text-properties fo:font-style="normal" officeooo:paragraph-rsid="0025b938" style:font-style-asian="normal" style:font-style-complex="normal"/>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style:style>
    <style:style style:name="T7" style:family="text">
      <style:text-properties style:font-name="Times New Roman1" fo:language="fr" fo:country="FR" fo:font-weight="bold" style:font-name-asian="Times New Roman1" style:font-weight-asian="bold" style:font-name-complex="Times New Roman1" style:font-weight-complex="bold"/>
    </style:style>
    <style:style style:name="T8" style:family="text">
      <style:text-properties style:font-name="Times New Roman1" fo:language="fr" fo:country="FR" officeooo:rsid="00235a73"/>
    </style:style>
    <style:style style:name="T9" style:family="text">
      <style:text-properties style:font-name="Times New Roman1" fo:font-style="normal" fo:font-weight="normal" officeooo:rsid="001a9c87"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2074b1" style:font-style-asian="italic" style:font-style-complex="italic" style:font-weight-complex="bold"/>
    </style:style>
    <style:style style:name="T13" style:family="text">
      <style:text-properties fo:font-style="italic" officeooo:rsid="001d20b0" style:font-style-asian="italic" style:font-style-complex="italic"/>
    </style:style>
    <style:style style:name="T14" style:family="text">
      <style:text-properties fo:font-style="italic" officeooo:rsid="00204386" style:font-style-asian="italic" style:font-style-complex="italic"/>
    </style:style>
    <style:style style:name="T15" style:family="text">
      <style:text-properties fo:font-style="italic" style:font-style-asian="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2f263" style:font-style-asian="italic" style:font-weight-asian="normal" style:font-style-complex="italic" style:font-weight-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16ea86" style:font-weight-asian="bold" style:font-weight-complex="bold"/>
    </style:style>
    <style:style style:name="T21" style:family="text">
      <style:text-properties fo:font-weight="bold" officeooo:rsid="001ae2f9" style:font-weight-asian="bold" style:font-weight-complex="bold"/>
    </style:style>
    <style:style style:name="T22" style:family="text">
      <style:text-properties style:font-weight-complex="bold"/>
    </style:style>
    <style:style style:name="T23" style:family="text">
      <style:text-properties officeooo:rsid="000dd1e2" style:font-weight-complex="bold"/>
    </style:style>
    <style:style style:name="T24" style:family="text">
      <style:text-properties officeooo:rsid="0017cfd4" style:font-weight-complex="bold"/>
    </style:style>
    <style:style style:name="T25" style:family="text">
      <style:text-properties officeooo:rsid="00128398" style:font-weight-complex="bold"/>
    </style:style>
    <style:style style:name="T26" style:family="text">
      <style:text-properties officeooo:rsid="001e9e12" style:font-weight-complex="bold"/>
    </style:style>
    <style:style style:name="T27" style:family="text">
      <style:text-properties style:font-name="Times New Roman2"/>
    </style:style>
    <style:style style:name="T28" style:family="text">
      <style:text-properties style:font-name="Times New Roman2" fo:font-style="italic" fo:font-weight="normal" officeooo:rsid="001a9c87" style:font-style-asian="italic" style:font-weight-asian="normal" style:font-style-complex="italic" style:font-weight-complex="normal"/>
    </style:style>
    <style:style style:name="T29" style:family="text">
      <style:text-properties style:font-name="Times New Roman2" fo:font-style="italic" fo:font-weight="normal" officeooo:rsid="001a9c87" style:font-style-asian="italic" style:font-weight-asian="normal" style:font-style-complex="italic" style:font-weight-complex="bold"/>
    </style:style>
    <style:style style:name="T30" style:family="text">
      <style:text-properties style:font-name="Times New Roman2" fo:font-style="normal" fo:font-weight="normal" officeooo:rsid="001a9c87" style:font-style-asian="normal" style:font-weight-asian="normal" style:font-style-complex="normal" style:font-weight-complex="normal"/>
    </style:style>
    <style:style style:name="T31" style:family="text">
      <style:text-properties style:font-name="Times New Roman2" fo:font-style="normal" fo:font-weight="bold" officeooo:rsid="001a9c87" style:font-style-asian="normal" style:font-weight-asian="bold" style:font-style-complex="normal" style:font-weight-complex="bold"/>
    </style:style>
    <style:style style:name="T32" style:family="text">
      <style:text-properties fo:font-style="normal" fo:font-weight="bold" officeooo:rsid="0012f263" style:font-style-asian="normal" style:font-weight-asian="bold" style:font-style-complex="normal" style:font-weight-complex="bold"/>
    </style:style>
    <style:style style:name="T33" style:family="text">
      <style:text-properties fo:font-style="normal" fo:font-weight="normal" officeooo:rsid="0012f263" style:font-style-asian="normal" style:font-weight-asian="normal" style:font-style-complex="normal" style:font-weight-complex="normal"/>
    </style:style>
    <style:style style:name="T34" style:family="text">
      <style:text-properties fo:font-style="normal" fo:font-weight="normal" officeooo:rsid="00d1aae8" style:font-style-asian="normal" style:font-weight-asian="normal" style:font-style-complex="normal" style:font-weight-complex="normal"/>
    </style:style>
    <style:style style:name="T35" style:family="text">
      <style:text-properties fo:font-style="normal" fo:font-weight="normal" officeooo:rsid="0016ea86" style:font-style-asian="normal" style:font-weight-asian="normal" style:font-style-complex="normal" style:font-weight-complex="normal"/>
    </style:style>
    <style:style style:name="T36" style:family="text">
      <style:text-properties fo:font-style="normal" fo:font-weight="normal" officeooo:rsid="001a9c87"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16ea86" style:font-weight-asian="normal" style:font-weight-complex="normal"/>
    </style:style>
    <style:style style:name="T39" style:family="text">
      <style:text-properties fo:font-weight="normal" officeooo:rsid="00221186" style:font-weight-asian="normal" style:font-weight-complex="normal"/>
    </style:style>
    <style:style style:name="T40" style:family="text">
      <style:text-properties fo:font-weight="normal" officeooo:rsid="0016ea86" style:font-weight-asian="normal" style:font-weight-complex="bold"/>
    </style:style>
    <style:style style:name="T41" style:family="text">
      <style:text-properties fo:font-weight="normal" officeooo:rsid="001e9e12" style:font-weight-asian="normal" style:font-weight-complex="bold"/>
    </style:style>
    <style:style style:name="T42" style:family="text">
      <style:text-properties style:font-style-complex="italic" style:font-weight-complex="bold"/>
    </style:style>
    <style:style style:name="T43" style:family="text">
      <style:text-properties officeooo:rsid="00144cd0"/>
    </style:style>
    <style:style style:name="T44" style:family="text">
      <style:text-properties style:font-name="Symbol" style:font-name-complex="Symbol1"/>
    </style:style>
    <style:style style:name="T45" style:family="text">
      <style:text-properties officeooo:rsid="000dd1e2"/>
    </style:style>
    <style:style style:name="T46" style:family="text">
      <style:text-properties officeooo:rsid="001d20b0"/>
    </style:style>
    <style:style style:name="T47" style:family="text">
      <style:text-properties officeooo:rsid="002043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7">beasley015.github.io</text:p>
      <text:p text:style-name="P1" loext:marker-style-name="T2"><text:span text:style-name="T2">D</text:span><text:span text:style-name="T8">epartment of Earth and Environment</text:span></text:p>
      <text:p text:style-name="P40" loext:marker-style-name="T2"><text:span text:style-name="T6">Boston University</text:span></text:p>
      <text:p text:style-name="P41" loext:marker-style-name="T2"/>
      <text:p text:style-name="P2" loext:marker-style-name="T3"><text:span text:style-name="T3">EMPLOYMENT</text:span><text:span text:style-name="T3"/></text:p>
      <text:p text:style-name="P42" loext:marker-style-name="T3"/>
      <text:p text:style-name="P43" loext:marker-style-name="T3"><text:span text:style-name="T3">November 2025</text:span><text:span text:style-name="T7">–</text:span><text:span text:style-name="T3">Present, Boston University</text:span></text:p>
      <text:p text:style-name="P13">Postdoctoral fellow</text:p>
      <text:p text:style-name="P8">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10"><text:span text:style-name="T10">Postdoctoral fellow</text:span></text:p>
      <text:p text:style-name="P10">Supervisor: Timoth<text:span text:style-name="T5">é</text:span><text:span text:style-name="T27">e Poisot</text:span></text:p>
      <text:p text:style-name="P44" loext:marker-style-name="T19"/>
      <text:p text:style-name="P2" loext:marker-style-name="T19"><text:span text:style-name="T19">EDUCATION</text:span><text:span text:style-name="T19"/></text:p>
      <text:p text:style-name="P44" loext:marker-style-name="T19"/>
      <text:p text:style-name="P2" loext:marker-style-name="T19"><text:span text:style-name="T19">Aug. 2018–May 2023, University of Vermont</text:span><text:span text:style-name="T19"/></text:p>
      <text:p text:style-name="P2" loext:marker-style-name="T19"><text:span text:style-name="T19">Ph.D. Biology</text:span><text:span text:style-name="T19"/></text:p>
      <text:p text:style-name="P2" loext:marker-style-name="T19"><text:span text:style-name="T19">Advisor: Nicholas Gotelli</text:span><text:span text:style-name="T19"/></text:p>
      <text:list text:style-name="WWNum12">
        <text:list-item>
          <text:p text:style-name="P16" loext:marker-style-name="T19">Defense date: 8 March 2023</text:p>
        </text:list-item>
        <text:list-item>
          <text:p text:style-name="P16" loext:marker-style-name="T19"><text:span text:style-name="T22">Qu</text:span><text:span text:style-name="T23">antitative Evolutionary STEM Training (QuEST) program: </text:span><text:span text:style-name="T22">Trainee</text:span></text:p>
        </text:list-item>
        <text:list-item>
          <text:p text:style-name="P16" loext:marker-style-name="T19"><text:span text:style-name="T22">Vertebrate Collections Manager: Zadock Thompson Natural History Collections</text:span><text:span text:style-name="T19"/></text:p>
        </text:list-item>
      </text:list>
      <text:p text:style-name="P44" loext:marker-style-name="T19"/>
      <text:p text:style-name="P2" loext:marker-style-name="T19"><text:span text:style-name="T19">Jan. 2016–Dec. 2017, Missouri State University</text:span><text:span text:style-name="T19"/></text:p>
      <text:p text:style-name="P2" loext:marker-style-name="T19"><text:span text:style-name="T19">M.S. Biology</text:span><text:span text:style-name="T19"/></text:p>
      <text:p text:style-name="P2" loext:marker-style-name="T19"><text:span text:style-name="T19">Advisor: Sean Maher</text:span><text:span text:style-name="T19"/></text:p>
      <text:list xml:id="list2075104028" text:style-name="WWNum4">
        <text:list-item>
          <text:p text:style-name="P17">Thesis: Island biogeography of small mammals and associated ectoparasites in the Ozark glades</text:p>
        </text:list-item>
      </text:list>
      <text:p text:style-name="P44" loext:marker-style-name="T19"/>
      <text:p text:style-name="P2" loext:marker-style-name="T19"><text:span text:style-name="T19">Aug. 2011-May 2015, Missouri State University</text:span><text:span text:style-name="T19"/></text:p>
      <text:p text:style-name="P2" loext:marker-style-name="T19"><text:span text:style-name="T19">B.S. Wildlife Biology (Summa cum Laude, Honors)</text:span><text:span text:style-name="T19"/></text:p>
      <text:p text:style-name="P44" loext:marker-style-name="T19"/>
      <text:p text:style-name="P2" loext:marker-style-name="T19"><text:span text:style-name="T19">PUBLICATIONS</text:span></text:p>
      <text:p text:style-name="P6" loext:marker-style-name="T22"><text:span text:style-name="T20"/></text:p>
      <text:p text:style-name="P6"><text:span text:style-name="T32">Beasley, E.M. </text:span><text:span text:style-name="T33">&amp; Poisot, T. </text:span><text:span text:style-name="T34">Vaccination and immigration rates influence raccoon rabies elimination and recolonization in simulated urban-suburban landscapes. </text:span><text:span text:style-name="T33">In review at </text:span><text:span text:style-name="T17">Journal of Animal Ecology. </text:span><text:span text:style-name="T35">Preprint available at </text:span><text:a xlink:type="simple" xlink:href="https://doi.org/10.32942/X22K9H" text:style-name="Internet_20_link" text:visited-style-name="Visited_20_Internet_20_Link"><text:span text:style-name="T38">https://doi.org/10.32942/X22K9H</text:span></text:a><text:span text:style-name="T38">.</text:span></text:p>
      <text:p text:style-name="P6"><text:span text:style-name="T38"/></text:p>
      <text:p text:style-name="P39"><text:span text:style-name="T36">Ram</text:span><text:span text:style-name="T9">í</text:span><text:span text:style-name="T30">rez-Guerrero, G., Banville, F., </text:span><text:span text:style-name="T31">Beasley, E.M.</text:span><text:span text:style-name="T30">, Poisot, T., &amp; Cameron, C.B. Palaeoecological food webs through the Ordovician-Silurian extinction event of Anticosti Island, Québec. In review at</text:span><text:span text:style-name="T28"> Lethaia. </text:span></text:p>
      <text:p text:style-name="P60"><text:span text:style-name="T16"/></text:p>
      <text:p text:style-name="P39" loext:marker-style-name="T11"><text:soft-page-break/><text:span text:style-name="T40">Soucy, C.P., Banville, F., </text:span><text:span text:style-name="T20">Beasley, E.M.</text:span><text:span text:style-name="T40">, Lefebvre, B., Poisot, T., &amp; Cameron, C.B. A paleoecological trophic network model of the Early Ordovician Fezouata Shale (Morocco) fossil fauna. In review at </text:span><text:span text:style-name="T41">Current Biology</text:span><text:span text:style-name="T40">.</text:span></text:p>
      <text:p text:style-name="P6" loext:marker-style-name="T22"><text:span text:style-name="T19"/></text:p>
      <text:p text:style-name="P6" loext:marker-style-name="T22"><text:span text:style-name="T19">Beasley, E.M</text:span><text:span text:style-name="T22">. </text:span><text:span text:style-name="T24">2024. </text:span><text:span text:style-name="T22">Host traits explain more variation in occupancy of generalists than specialists due to strong host preferences among generalists. </text:span><text:span text:style-name="T11">Journal of Parasitology </text:span><text:span text:style-name="T22">110(6): 577–589.</text:span></text:p>
      <text:p text:style-name="P6" loext:marker-style-name="T22"><text:span text:style-name="T22"/></text:p>
      <text:p text:style-name="P61"><text:span text:style-name="T19">Beasley, E.M</text:span><text:span text:style-name="T22">. 2024. Ecologically informed priors improve Bayesian model estimates of species richness and occupancy for undetected species. Ecological Applications 34(2):e2941.</text:span></text:p>
      <text:p text:style-name="P48" loext:marker-style-name="T22"/>
      <text:p text:style-name="P6" loext:marker-style-name="T22"><text:span text:style-name="T19">Beasley, E.M</text:span><text:span text:style-name="T22">., Nelson, K.M., Slate, D., Gilbert, A., Pogmore, F., Chipman, R.B., and Davis, A.J. 2024. The impact of oral rabies vaccination targeting raccoons across a development intensity gradient in Burlington, Vermont, USA, 2015-2017. </text:span><text:span text:style-name="T11">Journal of Wildlife Diseases </text:span><text:span text:style-name="T22">60:1–13.</text:span></text:p>
      <text:p text:style-name="P48" loext:marker-style-name="T22"/>
      <text:p text:style-name="P6" loext:marker-style-name="T19"><text:span text:style-name="T19">Beasley, E.M.</text:span><text:span text:style-name="T22">, Aristizábal, N., Bueno, E.M., &amp; White, E.R. 2022. </text:span>Spatially explicit models predict coffee rust spread in fragmented landscapes. <text:span text:style-name="T10">Landscape Ecology </text:span>37: 2165-2178.<text:span text:style-name="T10"> </text:span>https://doi.org/10.1007/s10980-022-01473-1</text:p>
      <text:p text:style-name="P48" loext:marker-style-name="T22"/>
      <text:p text:style-name="P6" loext:marker-style-name="T22"><text:span text:style-name="T19">Beasley, E.M.</text:span><text:span text:style-name="T22"> &amp; Maher, S.P. 2019. </text:span>Small mammal community composition varies among Ozark glades<text:span text:style-name="T22">. </text:span><text:span text:style-name="T15">Journal of Mammalogy </text:span><text:span text:style-name="T22">100:1774–1782.</text:span></text:p>
      <text:p text:style-name="P52" loext:marker-style-name="T11"/>
      <text:p text:style-name="P56" loext:marker-style-name="T18"><text:span text:style-name="T18">INVITED SEMINARS</text:span></text:p>
      <text:p text:style-name="P56" loext:marker-style-name="T18"><text:span text:style-name="T18"/></text:p>
      <text:p text:style-name="P5"><text:span text:style-name="T39">2025<text:tab/>Missouri State University: “</text:span><text:span text:style-name="T37">Applications of Computational Tools to aid Raccoon Rabies Management”</text:span></text:p>
      <text:p text:style-name="P32" loext:marker-style-name="T18"><text:span text:style-name="T18"/></text:p>
      <text:p text:style-name="P32" loext:marker-style-name="T18"><text:span text:style-name="T18">WORKING GROUPS</text:span><text:span text:style-name="T18"/></text:p>
      <text:p text:style-name="P47" loext:marker-style-name="T18"/>
      <text:p text:style-name="P33" loext:marker-style-name="T22"><text:span text:style-name="T22">2024<text:tab/>North American Raccoon Rabies Working Group (Organizer). Funded by the Wellcome Trust and falls under the mandate of the North American Rabies Management Plan.</text:span><text:span text:style-name="T22"/></text:p>
      <text:p text:style-name="P49" loext:marker-style-name="T22"/>
      <text:p text:style-name="P34" loext:marker-style-name="T19"><text:span text:style-name="T19">TEACHING</text:span></text:p>
      <text:p text:style-name="P34" loext:marker-style-name="T19"><text:span text:style-name="T19"/></text:p>
      <text:p text:style-name="P57" loext:marker-style-name="T19"><text:span text:style-name="T19">Workshop Instructor</text:span></text:p>
      <text:p text:style-name="P11"><text:tab/>2025<text:tab/>QCBS R Workshop Series</text:p>
      <text:list text:style-name="L1">
        <text:list-item>
          <text:p text:style-name="P58">Generalized Linear Models</text:p>
        </text:list-item>
        <text:list-item>
          <text:p text:style-name="P58">Multivariate Statistics</text:p>
        </text:list-item>
      </text:list>
      <text:p text:style-name="P12"><text:tab/></text:p>
      <text:p text:style-name="P12"><text:tab/>2022<text:tab/><text:span text:style-name="T25">Zadock Thompson Zoological Collections: Small Mammal Specimen Preparation</text:span></text:p>
      <text:p text:style-name="P45" loext:marker-style-name="T19"/>
      <text:p text:style-name="P34" loext:marker-style-name="T19"><text:span text:style-name="T19">August 2019–</text:span><text:span text:style-name="T21">May 2023</text:span><text:span text:style-name="T19">, University of Vermont</text:span></text:p>
      <text:p text:style-name="P34" loext:marker-style-name="T15"><text:span text:style-name="T15">Instructor</text:span></text:p>
      <text:list text:style-name="WWNum16">
        <text:list-item>
          <text:p text:style-name="P19"><text:soft-page-break/><text:span text:style-name="T42">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53" loext:marker-style-name="T15"/>
      <text:p text:style-name="P34" loext:marker-style-name="T15"><text:span text:style-name="T15">Teaching Assistant</text:span></text:p>
      <text:list text:continue-list="list2075104028" text:style-name="WWNum4">
        <text:list-item>
          <text:p text:style-name="P18" loext:marker-style-name="T42"><text:span text:style-name="T42">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54" loext:marker-style-name="T15"/>
      <text:list text:continue-numbering="true" text:style-name="WWNum4">
        <text:list-item>
          <text:p text:style-name="P18" loext:marker-style-name="T15"><text:span text:style-name="T22">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55" loext:marker-style-name="T15"/>
      <text:list text:continue-numbering="true" text:style-name="WWNum4">
        <text:list-item>
          <text:p text:style-name="P18" loext:marker-style-name="T15"><text:span text:style-name="T42">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45" loext:marker-style-name="T19"/>
      <text:p text:style-name="P35" loext:marker-style-name="T19"><text:span text:style-name="T19">Jan. 2016-Dec. 2017, Missouri State University</text:span></text:p>
      <text:p text:style-name="P35" loext:marker-style-name="T10"><text:span text:style-name="T10">Teaching Assistant</text:span></text:p>
      <text:list text:style-name="WWNum6">
        <text:list-item>
          <text:p text:style-name="P20">Introductory Biology II. Present introductory biology lab material in a clear and understandable manner. Teach essential scientific and writing skills through class experiments and lab reports. </text:p>
        </text:list-item>
        <text:list-item>
          <text:p text:style-name="P20">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0">Mammalogy. Organize field trips, including transporting field gear such as traps, bait, etc. Instruct students on field methods for trapping and collecting data on small mammals in southwest Missouri.</text:p>
        </text:list-item>
      </text:list>
      <text:p text:style-name="P46" loext:marker-style-name="T19"/>
      <text:p text:style-name="P35" loext:marker-style-name="T19"><text:soft-page-break/><text:span text:style-name="T19">AWARDS</text:span></text:p>
      <text:list text:style-name="WWNum10">
        <text:list-item>
          <text:p text:style-name="P21" loext:marker-style-name="T19">American Society of Mammalogists Early Career Travel Award (2024, <text:span text:style-name="T43">2025</text:span>)</text:p>
        </text:list-item>
        <text:list-item>
          <text:p text:style-name="P21" loext:marker-style-name="T19">University of Vermont GTA of the Year (2023)</text:p>
        </text:list-item>
        <text:list-item>
          <text:p text:style-name="P21" loext:marker-style-name="T19">American Society of Mammalogists Student Travel Award (2022)</text:p>
        </text:list-item>
        <text:list-item>
          <text:p text:style-name="P21" loext:marker-style-name="T19"><text:span text:style-name="T22">American Society of Mammalogists Annie M. Alexander Award (2018)</text:span></text:p>
        </text:list-item>
        <text:list-item>
          <text:p text:style-name="P21" loext:marker-style-name="T44">Central Plains Society of Mammalogists Best Talk by a Master’s Student (2017)</text:p>
        </text:list-item>
      </text:list>
      <text:p text:style-name="P46" loext:marker-style-name="T19"/>
      <text:p text:style-name="P46" loext:marker-style-name="T19">PRESENTATIONS<text:span text:style-name="T19"/></text:p>
      <text:p text:style-name="P50" loext:marker-style-name="T22"/>
      <text:p text:style-name="P51" loext:marker-style-name="T22">2025<text:tab/>Canadian Society of Ecology and Evolution. Vaccination and immigration rates influence rabies dynamics in simulated urban landscapes. Talk.</text:p>
      <text:p text:style-name="P51" loext:marker-style-name="T22"/>
      <text:p text:style-name="P51" loext:marker-style-name="T22">2025<text:tab/>American Society of Mammalogists Annual Meeting. Complementary modeling approaches predict rabies risk corridors from the United States to Canada. Talk.</text:p>
      <text:p text:style-name="P49" loext:marker-style-name="T22"/>
      <text:p text:style-name="P49" loext:marker-style-name="T22">2024<text:tab/>American Society of Mammalogists Annual Meeting. Seroprevalence rates and landscape barriers influence rabies dynamics in simulated urban landscapes. Talk.<text:span text:style-name="T22"/></text:p>
      <text:p text:style-name="P49" loext:marker-style-name="T22"/>
      <text:p text:style-name="P33" loext:marker-style-name="T22"><text:span text:style-name="T22">2023<text:tab/>American Society of Mammalogists Annual Meeting. Ectoparasite life history traits influence occupancy patterns at varying organizational scales. Talk.</text:span><text:span text:style-name="T22"/></text:p>
      <text:p text:style-name="P49" loext:marker-style-name="T22"/>
      <text:p text:style-name="P33" loext:marker-style-name="T22"><text:span text:style-name="T22">2022<text:tab/>American Society of Mammalogists Annual Meeting. The impact of oral rabies vaccination targeting raccoons across a development intensity gradient in Burlington, Vermont, USA, 2015-2017. Talk.</text:span><text:span text:style-name="T22"/></text:p>
      <text:p text:style-name="P49" loext:marker-style-name="T22"/>
      <text:p text:style-name="P33" loext:marker-style-name="T22"><text:span text:style-name="T22">2021<text:tab/>The Wildlife Society Annual Meeting (Virtual). Vaccine baiting strategy influences rabies seroprevalence rates in urban raccoon populations. Talk.</text:span><text:span text:style-name="T22"/></text:p>
      <text:p text:style-name="P49" loext:marker-style-name="T22"/>
      <text:p text:style-name="P33" loext:marker-style-name="T22"><text:span text:style-name="T22">2021<text:tab/>Ecological Society of America Annual Meeting (Virtual). Dealing with nondetection: ecologically informed priors improve Bayesian model estimates of missing species. Talk.</text:span><text:span text:style-name="T22"/></text:p>
      <text:p text:style-name="P49" loext:marker-style-name="T22"/>
      <text:p text:style-name="P33" loext:marker-style-name="T22"><text:span text:style-name="T22">2021<text:tab/>American Society of Mammalogists Annual Meeting (Virtual). Dealing with nondetection: ecologically informed priors improve Bayesian model estimates of missing species. Talk.</text:span><text:span text:style-name="T22"/></text:p>
      <text:p text:style-name="P49" loext:marker-style-name="T22"/>
      <text:p text:style-name="P33" loext:marker-style-name="T22"><text:span text:style-name="T22">2020<text:tab/>Ecological Society of America Annual Meeting (Virtual). The spore of the beans: Using spatially explicit methods to model the spread of coffee rust in simulated landscapes. Talk.</text:span></text:p>
      <text:p text:style-name="P49" loext:marker-style-name="T22"/>
      <text:p text:style-name="P32" loext:marker-style-name="T19"><text:span text:style-name="T19">PROFESSIONAL DEVELOPMENT</text:span><text:span text:style-name="T19"/></text:p>
      <text:p text:style-name="P46" loext:marker-style-name="T19"/>
      <text:p text:style-name="P59" loext:marker-style-name="T22"><text:span text:style-name="T22">2025<text:tab/>Introduction to Databases: Quebec Center for Biodiversity Science (QCBS) Workshop</text:span></text:p>
      <text:p text:style-name="P33" loext:marker-style-name="T22"><text:span text:style-name="T22"/></text:p>
      <text:p text:style-name="P33" loext:marker-style-name="T22"><text:soft-page-break/><text:span text:style-name="T22">2018<text:tab/></text:span>Holistic Specimen Collection Workshop: Small Mammal Parasite Sampling, Preservation, and Identification. American Society of Mammalogists Annual Meeting.</text:p>
      <text:p text:style-name="P46" loext:marker-style-name="T19"/>
      <text:p text:style-name="P44" loext:marker-style-name="T19"/>
      <text:p text:style-name="P2" loext:marker-style-name="T19"><text:span text:style-name="T19">OTHER EMPLOYMENT</text:span><text:span text:style-name="T19"/></text:p>
      <text:p text:style-name="P44" loext:marker-style-name="T19"/>
      <text:p text:style-name="P2" loext:marker-style-name="T19"><text:span text:style-name="T19">Feb. 2018-July 2018, Nemours Wildlife Foundation</text:span><text:span text:style-name="T19"/></text:p>
      <text:p text:style-name="P2" loext:marker-style-name="T15"><text:span text:style-name="T15">Wildlife Technician</text:span><text:span text:style-name="T15"/></text:p>
      <text:list text:style-name="WWNum11">
        <text:list-item>
          <text:p text:style-name="P22" loext:marker-style-name="T22"><text:span text:style-name="T22">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22"/></text:p>
        </text:list-item>
      </text:list>
      <text:p text:style-name="P44" loext:marker-style-name="T19"/>
      <text:p text:style-name="P2" loext:marker-style-name="T19"><text:span text:style-name="T19">May 2015-Aug. 2015, Missouri State University</text:span><text:span text:style-name="T19"/></text:p>
      <text:p text:style-name="P2" loext:marker-style-name="T10"><text:span text:style-name="T10">Field Biologist</text:span><text:span text:style-name="T10"/></text:p>
      <text:list text:style-name="WWNum7">
        <text:list-item>
          <text:p text:style-name="P23">Tracked alligator snapping turtles using radiotelemetry. Collected environmental data. Operated small-engine boat in adverse weather conditions.</text:p>
        </text:list-item>
      </text:list>
      <text:p text:style-name="P44" loext:marker-style-name="T19"/>
      <text:p text:style-name="P2" loext:marker-style-name="T19"><text:span text:style-name="T19">SKILLS</text:span><text:span text:style-name="T19"/></text:p>
      <text:list text:style-name="WWNum9">
        <text:list-item>
          <text:p text:style-name="P24"><text:span text:style-name="T10">Computer Skills: </text:span>R, Git, BUGS/JAGS, Julia, Python</text:p>
        </text:list-item>
        <text:list-item>
          <text:p text:style-name="P24"><text:span text:style-name="T10">Other Skills: </text:span>Small mammal trapping/handling, ectoparasite identification, small mammal collection curation and specimen preparation, camera trap operation, radiotelemetry</text:p>
        </text:list-item>
      </text:list>
      <text:p text:style-name="P44" loext:marker-style-name="T19"/>
      <text:p text:style-name="P2" loext:marker-style-name="T19"><text:span text:style-name="T19">EXTRAMURAL GRANTS</text:span><text:span text:style-name="T19"/></text:p>
      <text:list text:style-name="WWNum15">
        <text:list-item>
          <text:p text:style-name="P25" loext:marker-style-name="T19">American Society of Mammalogists Grant-in-Aid of Research (2020-2021, 1500 USD)<text:span text:style-name="T19"/></text:p>
        </text:list-item>
        <text:list-item>
          <text:p text:style-name="P25" loext:marker-style-name="T19"><text:span text:style-name="T22">Theodore Roosevelt Memorial Fund (Apr. 2019–Apr. 2020, 750 USD)</text:span></text:p>
        </text:list-item>
      </text:list>
      <text:p text:style-name="P3"/>
      <text:p text:style-name="P2" loext:marker-style-name="T19"><text:span text:style-name="T19">SERVICE</text:span></text:p>
      <text:list text:style-name="WWNum17">
        <text:list-item>
          <text:p text:style-name="P26">Open Data Hours Peer Mentoring Group: Organizer and mentor (2023-<text:span text:style-name="T45">2024</text:span>)</text:p>
        </text:list-item>
        <text:list-item>
          <text:p text:style-name="P26">American Society of Mammalogists Inclusion, Diversity, Equity, and Anti-Bias Committee member (2022–Present)</text:p>
        </text:list-item>
      </text:list>
      <text:p text:style-name="P2"/>
      <text:p text:style-name="P2">Manuscripts Reviewed:</text:p>
      <text:p text:style-name="P36" loext:marker-style-name="T10"><text:tab/><text:span text:style-name="T47">2026<text:tab/></text:span><text:span text:style-name="T14">Proceedings of the Royal Society B</text:span></text:p>
      <text:p text:style-name="P36" loext:marker-style-name="T10"><text:span text:style-name="T46"><text:tab/>2025<text:tab/></text:span><text:span text:style-name="T13">Ecology</text:span></text:p>
      <text:p text:style-name="P37" loext:marker-style-name="T10"><text:tab/>2024<text:tab/><text:span text:style-name="T10">PLOS Computational Biology</text:span><text:span text:style-name="T10"/></text:p>
      <text:p text:style-name="P4" loext:marker-style-name="T10">2022<text:tab/><text:span text:style-name="T10">Ecology</text:span><text:span text:style-name="T10"/></text:p>
      <text:p text:style-name="P4">2020<text:tab/><text:span text:style-name="T10">Agriculture, Ecosystems, and Environment; Ecological Monographs</text:span></text:p>
      <text:p text:style-name="P4">2019<text:tab/><text:span text:style-name="T10">Theoretical Ecology </text:span></text:p>
      <text:p text:style-name="P44" loext:marker-style-name="T19"/>
      <text:p text:style-name="P2" loext:marker-style-name="T19"><text:span text:style-name="T19">MEMBERSHIPS</text:span><text:span text:style-name="T19"/></text:p>
      <text:list text:style-name="WWNum14">
        <text:list-item>
          <text:p text:style-name="P28" loext:marker-style-name="T19">Canadian Society for Ecology and Evolution</text:p>
        </text:list-item>
        <text:list-item>
          <text:p text:style-name="P27" loext:marker-style-name="T19">Quebec Center for Biodiversity Science<text:span text:style-name="T19"/></text:p>
        </text:list-item>
        <text:list-item>
          <text:p text:style-name="P27" loext:marker-style-name="T19">American Society of Mammalogists<text:span text:style-name="T19"/></text:p>
        </text:list-item>
        <text:list-item>
          <text:p text:style-name="P27" loext:marker-style-name="T19"><text:soft-page-break/>Ecological Society of America<text:span text:style-name="T19"/></text:p>
        </text:list-item>
        <text:list-item>
          <text:p text:style-name="P27" loext:marker-style-name="T19">American Society of Parasitologists<text:span text:style-name="T19"/></text:p>
        </text:list-item>
        <text:list-item>
          <text:p text:style-name="P27" loext:marker-style-name="T19">The Wildlife Society (former member)<text:span text:style-name="T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41</meta:editing-cycles>
    <meta:print-date>2026-03-30T13:24:24.893529359</meta:print-date>
    <meta:creation-date>2018-03-12T15:19:00</meta:creation-date>
    <dc:date>2026-04-02T16:36:17.525069788</dc:date>
    <meta:editing-duration>PT5H53M51S</meta:editing-duration>
    <meta:generator>LibreOffice/24.2.7.2$Linux_X86_64 LibreOffice_project/420$Build-2</meta:generator>
    <meta:printed-by>PDF files</meta:printed-by>
    <meta:document-statistic meta:table-count="0" meta:image-count="0" meta:object-count="0" meta:page-count="6" meta:paragraph-count="106" meta:word-count="1327" meta:character-count="9765" meta:non-whitespace-character-count="8575"/>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